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MP0">
      <style:paragraph-properties style:page-number="auto" fo:break-before="page"/>
      <style:text-properties officeooo:paragraph-rsid="000f2cda"/>
    </style:style>
    <style:style style:name="P2" style:family="paragraph" style:parent-style-name="Standard" style:list-style-name="L6">
      <style:text-properties officeooo:paragraph-rsid="000f2cda"/>
    </style:style>
    <style:style style:name="P3" style:family="paragraph" style:parent-style-name="Standard" style:list-style-name="L7">
      <loext:graphic-properties draw:fill="none"/>
      <style:text-properties officeooo:paragraph-rsid="000fc25e"/>
    </style:style>
    <style:style style:name="P4" style:family="paragraph" style:parent-style-name="Standard">
      <style:text-properties style:font-name="Times New Roman" officeooo:paragraph-rsid="000f2cda"/>
    </style:style>
    <style:style style:name="P5" style:family="paragraph" style:parent-style-name="Standard">
      <style:text-properties style:font-name="Times New Roman" fo:font-weight="bold" style:font-weight-asian="bold" style:font-weight-complex="bold"/>
    </style:style>
    <style:style style:name="P6" style:family="paragraph" style:parent-style-name="Standard">
      <style:text-properties style:font-name="Times New Roman" fo:font-weight="bold" officeooo:paragraph-rsid="000f2cda" style:font-weight-asian="bold" style:font-weight-complex="bold"/>
    </style:style>
    <style:style style:name="P7" style:family="paragraph" style:parent-style-name="Standard" style:list-style-name="L8">
      <style:text-properties style:font-name="Times New Roman" officeooo:paragraph-rsid="001089f5"/>
    </style:style>
    <style:style style:name="P8" style:family="paragraph" style:parent-style-name="Standard" style:list-style-name="L9">
      <style:text-properties style:font-name="Times New Roman" officeooo:paragraph-rsid="001089f5"/>
    </style:style>
    <style:style style:name="P9" style:family="paragraph" style:parent-style-name="Standard" style:list-style-name="L4">
      <style:text-properties style:font-name="Times New Roman" officeooo:paragraph-rsid="000f2cda"/>
    </style:style>
    <style:style style:name="P10" style:family="paragraph" style:parent-style-name="Standard" style:list-style-name="L4">
      <style:text-properties style:font-name="Times New Roman" officeooo:rsid="000f2cda" officeooo:paragraph-rsid="000f2cda"/>
    </style:style>
    <style:style style:name="P11" style:family="paragraph" style:parent-style-name="Standard">
      <style:text-properties style:font-name="Times New Roman" officeooo:rsid="000f2cda" officeooo:paragraph-rsid="000f2cda"/>
    </style:style>
    <style:style style:name="P12" style:family="paragraph" style:parent-style-name="Standard">
      <style:text-properties style:font-name="Times New Roman" officeooo:paragraph-rsid="000fc25e"/>
    </style:style>
    <style:style style:name="P13" style:family="paragraph" style:parent-style-name="Standard" style:list-style-name="L7" style:master-page-name="">
      <loext:graphic-properties draw:fill="none"/>
      <style:paragraph-properties style:page-number="auto"/>
      <style:text-properties officeooo:paragraph-rsid="000fc25e"/>
    </style:style>
    <style:style style:name="P14" style:family="paragraph" style:parent-style-name="Standard" style:list-style-name="L6">
      <loext:graphic-properties draw:fill="none"/>
      <style:paragraph-properties fo:margin-left="0.6cm" fo:margin-right="0cm" fo:text-indent="-0.6cm" style:auto-text-indent="false"/>
      <style:text-properties officeooo:paragraph-rsid="000f2cda"/>
    </style:style>
    <style:style style:name="P15" style:family="paragraph" style:parent-style-name="Standard" style:list-style-name="L6">
      <loext:graphic-properties draw:fill="none"/>
      <style:paragraph-properties fo:margin-left="0cm" fo:margin-right="0cm" fo:text-indent="0cm" style:auto-text-indent="false"/>
      <style:text-properties officeooo:paragraph-rsid="000f2cda"/>
    </style:style>
    <style:style style:name="P16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/>
      <style:text-properties officeooo:paragraph-rsid="000f2cda"/>
    </style:style>
    <style:style style:name="T1" style:family="text">
      <style:text-properties officeooo:rsid="000f2cda" style:font-weight-complex="bold"/>
    </style:style>
    <style:style style:name="T2" style:family="text">
      <style:text-properties officeooo:rsid="000fc25e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f2cda" style:font-weight-asian="bold" style:font-weight-complex="bold"/>
    </style:style>
    <style:style style:name="T5" style:family="text">
      <style:text-properties officeooo:rsid="000f2cda"/>
    </style:style>
    <style:style style:name="T6" style:family="text">
      <style:text-properties fo:font-weight="normal" officeooo:rsid="000f2cda" style:font-weight-asian="normal" style:font-weight-complex="normal"/>
    </style:style>
    <style:style style:name="T7" style:family="text">
      <style:text-properties fo:font-weight="normal" officeooo:rsid="000fc25e" style:font-weight-asian="normal" style:font-weight-complex="normal"/>
    </style:style>
    <style:style style:name="T8" style:family="text">
      <style:text-properties officeooo:rsid="001089f5"/>
    </style:style>
    <style:style style:name="T9" style:family="text">
      <style:text-properties style:font-name="Times New Roman"/>
    </style:style>
    <style:style style:name="T10" style:family="text">
      <style:text-properties style:font-name="Times New Roman" fo:font-weight="bold" style:font-weight-asian="bold" style:font-weight-complex="bold"/>
    </style:style>
    <style:style style:name="T11" style:family="text">
      <style:text-properties style:font-name="Times New Roman" officeooo:rsid="000f2cda"/>
    </style:style>
    <style:style style:name="T12" style:family="text">
      <style:text-properties style:font-name="Times New Roman" fo:font-weight="normal" officeooo:rsid="000f2cda" style:font-weight-asian="normal" style:font-weight-complex="normal"/>
    </style:style>
    <style:style style:name="T13" style:family="text">
      <style:text-properties style:font-name="Times New Roman" officeooo:rsid="000f2cda" style:font-weight-complex="bold"/>
    </style:style>
    <style:style style:name="T14" style:family="text">
      <style:text-properties style:font-name="Times New Roman" officeooo:rsid="000fc25e" style:font-weight-complex="bold"/>
    </style:style>
    <text:list-style style:name="L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a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b." style:num-format="1" text:start-value="4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b." style:num-format="1" text:start-value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b." style:num-format="1" text:start-value="4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b." style:num-format="1" text:start-value="4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b." style:num-format="1" text:start-value="4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b." style:num-format="1" text:start-value="4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b." style:num-format="1" text:start-value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b." style:num-format="1" text:start-value="4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b." style:num-format="1" text:start-value="4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7">
      <text:list-level-style-number text:level="1" text:style-name="Numbering_20_Symbols" style:num-suffix="a." style:num-format="1" text:start-value="4">
        <style:list-level-properties text:list-level-position-and-space-mode="label-alignment">
          <style:list-level-label-alignment text:label-followed-by="listtab" text:list-tab-stop-position="2.032cm" fo:text-indent="-0.635cm" fo:margin-left="2.03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67cm" fo:text-indent="-0.635cm" fo:margin-left="2.66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02cm" fo:text-indent="-0.635cm" fo:margin-left="3.30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37cm" fo:text-indent="-0.635cm" fo:margin-left="3.93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72cm" fo:text-indent="-0.635cm" fo:margin-left="4.57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07cm" fo:text-indent="-0.635cm" fo:margin-left="5.20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42cm" fo:text-indent="-0.635cm" fo:margin-left="5.84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77cm" fo:text-indent="-0.635cm" fo:margin-left="6.47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12cm" fo:text-indent="-0.635cm" fo:margin-left="7.11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47cm" fo:text-indent="-0.635cm" fo:margin-left="7.747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Absatz-Standardschriftart"><text:span text:style-name="T10">Titel</text:span></text:span><text:span text:style-name="T9">:<text:tab/><text:tab/></text:span><text:span text:style-name="T11">Zutritt zu einer Gruppe und Benachrichtigung der existierenden Mitglieder</text:span></text:p>
      <text:p text:style-name="Standard"><text:span text:style-name="Absatz-Standardschriftart"><text:span text:style-name="T10">Akteur:</text:span></text:span><text:span text:style-name="T9"><text:tab/>Nutzer</text:span></text:p>
      <text:p text:style-name="Standard"><text:span text:style-name="Absatz-Standardschriftart"><text:span text:style-name="T10">Ziel:<text:tab/><text:tab/></text:span></text:span><text:span text:style-name="Absatz-Standardschriftart"><text:span text:style-name="T12">Z</text:span></text:span><text:span text:style-name="T11">utritt zueiner</text:span><text:span text:style-name="T9"> Gruppe </text:span></text:p>
      <text:p text:style-name="P5"/>
      <text:p text:style-name="P5">Auslöser: </text:p>
      <text:p text:style-name="P4"><text:span text:style-name="T6">Der Nutzer möchte zu eine Gruppe hinzutreten.</text:span></text:p>
      <text:p text:style-name="P5"/>
      <text:p text:style-name="P5">Vorbedingungen:</text:p>
      <text:list xml:id="list8311185355254376236" text:style-name="L8">
        <text:list-item>
          <text:p text:style-name="P7"><text:span text:style-name="T6">Der Nutzer ist bereits angemeldet</text:span></text:p>
        </text:list-item>
        <text:list-item>
          <text:p text:style-name="P7"><text:span text:style-name="T6">Der Nutzer befindet sich noch nicht in dieser Gruppe.</text:span></text:p>
        </text:list-item>
      </text:list>
      <text:p text:style-name="P5"/>
      <text:p text:style-name="P5">Nachbedingungen:</text:p>
      <text:list xml:id="list2840856388627556149" text:style-name="L9">
        <text:list-item>
          <text:p text:style-name="P8"><text:span text:style-name="T5">Der Nutzer ist weiterhin angemeldet</text:span></text:p>
        </text:list-item>
        <text:list-item>
          <text:p text:style-name="P8"><text:span text:style-name="T8">Er befindet sich erfolgreich in dieser Gruppe.</text:span></text:p>
        </text:list-item>
      </text:list>
      <text:p text:style-name="P5"/>
      <text:p text:style-name="P5">Erfolgsszenario:</text:p>
      <text:list xml:id="list6809498268717589793" text:style-name="L4">
        <text:list-item>
          <text:p text:style-name="P9"><text:span text:style-name="T5">Der Nutzer navigiert zu der Gruppe zu der er hinzutrete möchte.</text:span></text:p>
        </text:list-item>
        <text:list-item>
          <text:p text:style-name="P9"><text:span text:style-name="T5">Der Server zeigt das Gruppenprofil an.</text:span></text:p>
        </text:list-item>
        <text:list-item>
          <text:p text:style-name="P10">Der Nutzer fügt sich über einen Button zu der Gruppe hinzu.</text:p>
        </text:list-item>
        <text:list-item>
          <text:p text:style-name="P10">Der Server bestätigt ein erfolgreiches Hinzufügen.</text:p>
        </text:list-item>
        <text:list-item>
          <text:p text:style-name="P10">Der Server zeigt eine Liste mit den existierenden Mitglieder dieser Gruppe an.</text:p>
        </text:list-item>
      </text:list>
      <text:p text:style-name="P11"/>
      <text:p text:style-name="P6"/>
      <text:p text:style-name="P12"><text:span text:style-name="T3">Fehlerfälle:</text:span></text:p>
      <text:list xml:id="list7904022871320417674" text:style-name="L7">
        <text:list-item>
          <text:p text:style-name="P13"><text:span text:style-name="Absatz-Standardschriftart"><text:span text:style-name="T13">Der Server konnte den Nutzer nicht erfolgreich hinzufügen.</text:span></text:span></text:p>
          <text:list>
            <text:list-item>
              <text:p text:style-name="P13"><text:span text:style-name="Absatz-Standardschriftart"><text:span text:style-name="T13">Der Server meldet eine Fehlermeldung </text:span></text:span></text:p>
            </text:list-item>
            <text:list-item>
              <text:p text:style-name="P3"><text:span text:style-name="Absatz-Standardschriftart"><text:span text:style-name="T13">Der Nutzer </text:span></text:span><text:span text:style-name="Absatz-Standardschriftart"><text:span text:style-name="T14">bestätigt die Fehlermeldung mit dem „ok“-Button.</text:span></text:span></text:p>
            </text:list-item>
            <text:list-item>
              <text:p text:style-name="P3"><text:span text:style-name="Absatz-Standardschriftart"><text:span text:style-name="T14">Der Server zeigt das Gruppenprofil an.</text:span></text:span></text:p>
            </text:list-item>
          </text:list>
        </text:list-item>
      </text:list>
      <text:p text:style-name="P16"><text:span text:style-name="Absatz-Standardschriftart"><text:span text:style-name="T13"/></text:span></text:p>
      <text:list xml:id="list3064512003937011967" text:style-name="L6">
        <text:list-header>
          <text:p text:style-name="P15"><text:span text:style-name="Absatz-Standardschriftart"><text:span text:style-name="T13"/>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4"><text:span text:style-name="Absatz-Standardschriftart"><text:span text:style-name="T14"/>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14"><text:span text:style-name="Absatz-Standardschriftart"><text:span text:style-name="T14"/></text:span></text:p>
          <text:p text:style-name="P2"><text:span text:style-name="Absatz-Standardschriftart"><text:span text:style-name="T13"/></text:span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width="0.071cm" svg:stroke-color="#385d8a" draw:fill-color="#4f81bd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shadow="none" style:text-autospace="ideograph-alpha" style:punctuation-wrap="hanging" style:line-break="strict" style:tab-stop-distance="1.251cm" style:vertical-align="baseline" style:writing-mode="lr-tb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style:style style:name="Absatz-Standardschriftar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none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3T21:16:08.116000000</meta:creation-date>
    <dc:date>2015-04-13T21:57:26.563000000</dc:date>
    <meta:editing-duration>PT22M1S</meta:editing-duration>
    <meta:editing-cycles>5</meta:editing-cycles>
    <meta:generator>LibreOffice/4.4.2.2$Windows_x86 LibreOffice_project/c4c7d32d0d49397cad38d62472b0bc8acff48dd6</meta:generator>
    <meta:document-statistic meta:table-count="0" meta:image-count="0" meta:object-count="0" meta:page-count="1" meta:paragraph-count="22" meta:word-count="140" meta:character-count="913" meta:non-whitespace-character-count="803"/>
  </office:meta>
</office:document-meta>
</file>